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300000222FD5CCBD24A1EF5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draw:marker-start-width="0.227cm" draw:marker-end-width="0.227cm" draw:opacity="100%" draw:opacity-name="Transparency_20_2" draw:textarea-horizontal-align="justify" draw:textarea-vertical-align="middle" draw:auto-grow-height="false" fo:min-height="3.325cm" fo:min-width="3.74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draw:marker-start-width="0.227cm" draw:marker-end-width="0.227cm" draw:fill-color="#ffbf00" draw:opacity="100%" draw:opacity-name="Transparency_20_2" draw:textarea-horizontal-align="justify" draw:textarea-vertical-align="middle" draw:auto-grow-height="false" fo:min-height="3.325cm" fo:min-width="3.748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draw:marker-start-width="0.227cm" draw:marker-end-width="0.227cm" draw:fill-color="#ffa6a6" draw:opacity="100%" draw:opacity-name="Transparency_20_2" draw:textarea-horizontal-align="justify" draw:textarea-vertical-align="middle" draw:auto-grow-height="false" fo:min-height="2.427cm" fo:min-width="3.3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opacity="100%" draw:opacity-name="Transparency_20_2"/>
      <style:paragraph-properties fo:text-align="center"/>
    </style:style>
    <style:style style:name="P3" style:family="paragraph">
      <loext:graphic-properties draw:fill-color="#ffbf00" draw:opacity="100%" draw:opacity-name="Transparency_20_2"/>
      <style:paragraph-properties fo:text-align="center"/>
    </style:style>
    <style:style style:name="P4" style:family="paragraph">
      <loext:graphic-properties draw:fill-color="#ffa6a6" draw:opacity="100%" draw:opacity-name="Transparency_20_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808cm" svg:x="1cm" svg:y="7.565cm">
          <draw:image xlink:href="Pictures/100000010000034300000222FD5CCBD24A1EF5DC.png" xlink:type="simple" xlink:show="embed" xlink:actuate="onLoad" draw:mime-type="image/png">
            <text:p/>
          </draw:image>
        </draw:frame>
        <draw:custom-shape draw:style-name="gr2" draw:text-style-name="P2" draw:layer="layout" svg:width="6.033cm" svg:height="5.079cm" svg:x="6.397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032cm" svg:height="5.079cm" svg:x="4.8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398cm" svg:height="3.811cm" svg:x="11.477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ellipsoid" draw:cx="50%" draw:cy="50%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2T17:36:47.418452617</dc:date>
    <meta:editing-duration>PT3M24S</meta:editing-duration>
    <meta:editing-cycles>1</meta:editing-cycles>
    <meta:document-statistic meta:object-count="4"/>
    <meta:generator>LibreOffice/7.3.7.2$Linux_X86_64 LibreOffice_project/30$Build-2</meta:generator>
  </office:meta>
</office:document-meta>
</file>